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.746cm"/>
    </style:style>
    <style:style style:name="co2" style:family="table-column">
      <style:table-column-properties fo:break-before="auto" style:column-width="4.657cm"/>
    </style:style>
    <style:style style:name="co3" style:family="table-column">
      <style:table-column-properties fo:break-before="auto" style:column-width="2.314cm"/>
    </style:style>
    <style:style style:name="co4" style:family="table-column">
      <style:table-column-properties fo:break-before="auto" style:column-width="17.30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padding="0.071cm"/>
      <style:text-properties fo:font-weight="bold" style:font-weight-asian="bold" style:font-weight-complex="bold"/>
    </style:style>
    <style:style style:name="ce3" style:family="table-cell" style:parent-style-name="Default">
      <style:text-properties fo:font-style="italic" style:font-style-asian="italic" style:font-style-complex="italic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CA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2" office:value-type="string" calcext:value-type="string">
            <text:p>part description</text:p>
          </table:table-cell>
          <table:table-cell table:style-name="ce2" office:value-type="string" calcext:value-type="string">
            <text:p>part #</text:p>
          </table:table-cell>
          <table:table-cell table:style-name="ce2" office:value-type="string" calcext:value-type="string">
            <text:p>quantity</text:p>
          </table:table-cell>
          <table:table-cell table:style-name="ce2" office:value-type="string" calcext:value-type="string">
            <text:p>resource location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72-pin cartridge connecto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aliexpress.com/item/32865905959.html" xlink:type="simple">https://www.aliexpress.com/item/32865905959.html</text:a>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<text:a xlink:href="https://www.aliexpress.com/item/1005004794321751.html" xlink:type="simple">https://www.aliexpress.com/item/1005004794321751.html</text:a></text:p>
          </table:table-cell>
        </table:table-row>
        <table:table-row table:style-name="ro2">
          <table:table-cell office:value-type="string" calcext:value-type="string">
            <text:p>P-channel power MOSFET</text:p>
          </table:table-cell>
          <table:table-cell office:value-type="string" calcext:value-type="string">
            <text:p>TSM500P02CX RF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digikey.com/en/products/detail/taiwan-semiconductor-corporation/TSM500P02CX-RFG/7360423" xlink:type="simple">https://www.digikey.com/en/products/detail/taiwan-semiconductor-corporation/TSM500P02CX-RFG/7360423</text:a></text:p>
          </table:table-cell>
        </table:table-row>
        <table:table-row table:style-name="ro2">
          <table:table-cell office:value-type="string" calcext:value-type="string">
            <text:p>Single tristate line buffer</text:p>
          </table:table-cell>
          <table:table-cell office:value-type="string" calcext:value-type="string">
            <text:p>74AHCT1G125W5-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digikey.com/en/products/detail/diodes-incorporated/74AHCT1G125W5-7/2711990" xlink:type="simple">https://www.digikey.com/en/products/detail/diodes-incorporated/74AHCT1G125W5-7/2711990</text:a></text:p>
          </table:table-cell>
        </table:table-row>
        <table:table-row table:style-name="ro2">
          <table:table-cell office:value-type="string" calcext:value-type="string">
            <text:p>10K Ohm 1206 chip resistor</text:p>
          </table:table-cell>
          <table:table-cell office:value-type="string" calcext:value-type="string">
            <text:p>CRCW120610K0JNE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digikey.com/en/products/detail/vishay-dale/CRCW120610K0JNEAC/7928623" xlink:type="simple">https://www.digikey.com/en/products/detail/vishay-dale/CRCW120610K0JNEAC/7928623</text:a></text:p>
          </table:table-cell>
        </table:table-row>
        <table:table-row table:style-name="ro2">
          <table:table-cell office:value-type="string" calcext:value-type="string">
            <text:p>560 micro Farad radial electrolytic capacitor</text:p>
          </table:table-cell>
          <table:table-cell office:value-type="string" calcext:value-type="string">
            <text:p>10AX560MEFC8X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digikey.com/en/products/detail/rubycon/10AX560MEFC8X9/4842240" xlink:type="simple">https://www.digikey.com/en/products/detail/rubycon/10AX560MEFC8X9/4842240</text:a></text:p>
          </table:table-cell>
        </table:table-row>
        <table:table-row table:style-name="ro2">
          <table:table-cell office:value-type="string" calcext:value-type="string">
            <text:p>STM32F103 "Blue Pill" barebones system board</text:p>
          </table:table-cell>
          <table:table-cell office:value-type="string" calcext:value-type="string">
            <text:p>OG_BLUE_PI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aliexpress.com/item/1005004525786963.html" xlink:type="simple">https://www.aliexpress.com/item/1005004525786963.html</text:a></text:p>
          </table:table-cell>
        </table:table-row>
        <table:table-row table:style-name="ro2">
          <table:table-cell office:value-type="string" calcext:value-type="string">
            <text:p>Machine screw pan head Phillips Stainless Steel 18-8, #4-40 x 1”</text:p>
          </table:table-cell>
          <table:table-cell office:value-type="string" calcext:value-type="string">
            <text:p>1ZB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www.grainger.com/product/GRAINGER-APPROVED-Machine-Screw-4-40-Thread-1ZB45" xlink:type="simple">https://www.grainger.com/product/GRAINGER-APPROVED-Machine-Screw-4-40-Thread-1ZB45</text:a></text:p>
          </table:table-cell>
        </table:table-row>
        <table:table-row table:style-name="ro2">
          <table:table-cell office:value-type="string" calcext:value-type="string">
            <text:p>Machine screw pan head Phillips Stainless Steel 18-8, #4-40 x 11/16”</text:p>
          </table:table-cell>
          <table:table-cell office:value-type="string" calcext:value-type="string">
            <text:p>1ZB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www.grainger.com/product/GRAINGER-APPROVED-Machine-Screw-4-40-Thread-1ZB42" xlink:type="simple">https://www.grainger.com/product/GRAINGER-APPROVED-Machine-Screw-4-40-Thread-1ZB42</text:a></text:p>
          </table:table-cell>
        </table:table-row>
        <table:table-row table:style-name="ro2">
          <table:table-cell office:value-type="string" calcext:value-type="string">
            <text:p>Advantus Super Stacker pencil box, clear</text:p>
          </table:table-cell>
          <table:table-cell office:value-type="string" calcext:value-type="string">
            <text:p>#106089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michaels.com/product/clear-stacking-pencil-box-by-simply-tidy-10608900" xlink:type="simple">https://www.michaels.com/product/clear-stacking-pencil-box-by-simply-tidy-10608900</text:a></text:p>
          </table:table-cell>
        </table:table-row>
        <table:table-row table:style-name="ro2">
          <table:table-cell office:value-type="string" calcext:value-type="string">
            <text:p>20-pin dual-inline header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Comes with Blue Pill</text:p>
          </table:table-cell>
        </table:table-row>
        <table:table-row table:style-name="ro2">
          <table:table-cell office:value-type="string" calcext:value-type="string">
            <text:p>6-pin dual-inline header</text:p>
          </table:table-cell>
          <table:table-cell office:value-type="string" calcext:value-type="string">
            <text:p>!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<text:span text:style-name="T1">Comes with </text:span>Blue Pill</text:p>
          </table:table-cell>
        </table:table-row>
        <table:table-row table:style-name="ro2">
          <table:table-cell office:value-type="string" calcext:value-type="string">
            <text:p>4-pin mono-inline header</text:p>
          </table:table-cell>
          <table:table-cell office:value-type="string" calcext:value-type="string">
            <text:p>!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<text:span text:style-name="T1">Comes with </text:span>Blue Pill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USB-NES-02 printed circuit board</text:p>
          </table:table-cell>
          <table:table-cell office:value-type="string" calcext:value-type="string">
            <text:p>%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PCB (USB-NES-02)/USB-NES_v02/</text:p>
          </table:table-cell>
        </table:table-row>
        <table:table-row table:style-name="ro2">
          <table:table-cell office:value-type="string" calcext:value-type="string">
            <text:p>DIY kit step-by-step guide page 1 printable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USB-NES DIY KIT (p.1).pdf</text:p>
          </table:table-cell>
        </table:table-row>
        <table:table-row table:style-name="ro2">
          <table:table-cell office:value-type="string" calcext:value-type="string">
            <text:p>DIY kit step-by-step guide page 2 printable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USB-NES DIY KIT (p.2).pdf</text:p>
          </table:table-cell>
        </table:table-row>
        <table:table-row table:style-name="ro2">
          <table:table-cell office:value-type="string" calcext:value-type="string">
            <text:p>Quick setup guide 1-page printable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USB-NES Setup.pdf</text:p>
          </table:table-cell>
        </table:table-row>
        <table:table-row table:style-name="ro2">
          <table:table-cell office:value-type="string" calcext:value-type="string">
            <text:p>USB-NES Lite 5-piece enclosure</text:p>
          </table:table-cell>
          <table:table-cell office:value-type="string" calcext:value-type="string">
            <text:p>$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shell/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riple 2-input analog multiplexers</text:p>
          </table:table-cell>
          <table:table-cell office:value-type="string" calcext:value-type="string">
            <text:p>@ 74HCT40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digikey.com/en/products/detail/nexperia-usa-inc/74HCT4053PW-Q100-1/3678979" xlink:type="simple">https://www.digikey.com/en/products/detail/nexperia-usa-inc/74HCT4053PW-Q100-1/3678979</text:a></text:p>
          </table:table-cell>
        </table:table-row>
        <table:table-row table:style-name="ro2">
          <table:table-cell office:value-type="string" calcext:value-type="string">
            <text:p>Dual 4-input analog multiplexers</text:p>
          </table:table-cell>
          <table:table-cell office:value-type="string" calcext:value-type="string">
            <text:p>@ 74HCT40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www.digikey.com/en/products/detail/nexperia-usa-inc/74HCT4052PW-118/2530387" xlink:type="simple">https://www.digikey.com/en/products/detail/nexperia-usa-inc/74HCT4052PW-118/2530387</text:a></text:p>
          </table:table-cell>
        </table:table-row>
        <table:table-row table:style-name="ro2">
          <table:table-cell office:value-type="string" calcext:value-type="string">
            <text:p>7-pin pad port discrete gold pins</text:p>
          </table:table-cell>
          <table:table-cell office:value-type="string" calcext:value-type="string">
            <text:p>@ 3149-2-00-15-00-00-08-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a xlink:href="https://www.digikey.com/en/products/detail/mill-max-manufacturing-corp/3149-2-00-15-00-00-08-0/436969" xlink:type="simple">https://www.digikey.com/en/products/detail/mill-max-manufacturing-corp/3149-2-00-15-00-00-08-0/436969</text:a></text:p>
          </table:table-cell>
        </table:table-row>
        <table:table-row table:style-name="ro2" table:number-rows-repeated="3">
          <table:table-cell table:number-columns-repeated="4"/>
        </table:table-row>
        <table:table-row table:style-name="ro2">
          <table:table-cell office:value-type="string" calcext:value-type="string">
            <text:p>! These resources need to be carefully de-soldered from the blue pi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% PCB manufacturing files for USB-NES-0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* These resources need to be paper-letter printed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$ These resources need to be 3D printed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@ for USB-NES-04 PCB only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number:text>$</number:text>
      <number:number number:decimal-places="0" loext:min-decimal-places="0" number:min-integer-digits="1" number:grouping="true"/>
    </number:number-style>
    <number:number-style style:name="N110">
      <number:text>-$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1P0" style:volatile="true">
      <number:text>$</number:text>
      <number:number number:decimal-places="0" loext:min-decimal-places="0" number:min-integer-digits="1" number:grouping="true"/>
    </number:number-style>
    <number:number-style style:name="N111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3P0" style:volatile="true">
      <number:text>$</number:text>
      <number:number number:decimal-places="2" loext:min-decimal-places="2" number:min-integer-digits="1" number:grouping="true"/>
    </number:number-style>
    <number:number-style style:name="N113">
      <number:text>-$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text>$</number:text>
      <number:number number:decimal-places="2" loext:min-decimal-places="2" number:min-integer-digits="1" number:grouping="true"/>
    </number:number-style>
    <number:number-style style:name="N114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2" style:volatile="true">
      <loext:text> </loext:text>
      <loext:fill-character> </loext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2" style:volatile="true">
      <loext:text> $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4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4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0P0" style:volatile="true">
      <number:number number:decimal-places="0" loext:min-decimal-places="0" number:min-integer-digits="0">
        <number:embedded-text number:position="4">-</number:embedded-text>
      </number:number>
    </number:number-style>
    <number:number-style style:name="N140">
      <number:number number:decimal-places="0" loext:min-decimal-places="0" number:min-integer-digits="0">
        <number:embedded-text number:position="7">-</number:embedded-text>
        <number:embedded-text number:position="4">-</number:embedded-text>
      </number:number>
      <style:map style:condition="value()&lt;=9999999" style:apply-style-name="N140P0"/>
    </number:number-style>
    <number:date-style style:name="N10109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0110" number:language="en" number:country="CA">
      <number:day number:style="long"/>
      <number:text>-</number:text>
      <number:month number:textual="true"/>
    </number:date-style>
    <number:date-style style:name="N10111" number:language="en" number:country="CA">
      <number:month number:textual="true"/>
      <number:text>-</number:text>
      <number:year/>
    </number:date-style>
    <number:time-style style:name="N10112" number:language="en" number:country="CA">
      <number:hours/>
      <number:text>:</number:text>
      <number:minutes number:style="long"/>
      <number:text> </number:text>
      <number:am-pm/>
    </number:time-style>
    <number:time-style style:name="N10113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n" number:country="CA">
      <number:hours/>
      <number:text>:</number:text>
      <number:minutes number:style="long"/>
    </number:time-style>
    <number:time-style style:name="N10115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0116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time-style style:name="N2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13">0000-00-00</text:date>, <text:time style:data-style-name="N2" text:time-value="07:31:59.4703732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13T06:58:24.874409941</meta:creation-date>
    <dc:date>2023-04-13T09:58:01.912654193</dc:date>
    <meta:editing-duration>PT1H3M31S</meta:editing-duration>
    <meta:editing-cycles>10</meta:editing-cycles>
    <meta:generator>LibreOffice/6.4.7.2$Linux_X86_64 LibreOffice_project/40$Build-2</meta:generator>
    <meta:document-statistic meta:table-count="1" meta:cell-count="88" meta:object-count="0"/>
  </office:meta>
</office:document-meta>
</file>